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start" style:justify-single-word="false">
        <style:tab-stops>
          <style:tab-stop style:position="8.5cm" style:type="center"/>
          <style:tab-stop style:position="17cm" style:type="right"/>
        </style:tab-stops>
      </style:paragraph-properties>
    </style:style>
    <style:style style:name="P2" style:family="paragraph" style:parent-style-name="Quotations">
      <style:text-properties style:font-name="Liberation Serif" fo:font-size="12pt" officeooo:paragraph-rsid="0016d8e1" style:font-size-asian="12pt" style:font-size-complex="12pt"/>
    </style:style>
    <style:style style:name="P3" style:family="paragraph" style:parent-style-name="Standard">
      <style:text-properties officeooo:rsid="002339ca" officeooo:paragraph-rsid="002339ca"/>
    </style:style>
    <style:style style:name="P4" style:family="paragraph" style:parent-style-name="Standard">
      <style:text-properties officeooo:paragraph-rsid="002339ca"/>
    </style:style>
    <style:style style:name="P5" style:family="paragraph" style:parent-style-name="Standard">
      <style:text-properties fo:color="#c9211e"/>
    </style:style>
    <style:style style:name="P6" style:family="paragraph" style:parent-style-name="Bibliography_20_1">
      <style:text-properties officeooo:rsid="002826d3" officeooo:paragraph-rsid="00289bad"/>
    </style:style>
    <style:style style:name="P7" style:family="paragraph" style:parent-style-name="Bibliography_20_1">
      <style:paragraph-properties>
        <style:tab-stops/>
      </style:paragraph-properties>
    </style:style>
    <style:style style:name="P8" style:family="paragraph" style:parent-style-name="Bibliography_20_1">
      <style:text-properties officeooo:rsid="00289bad" officeooo:paragraph-rsid="00289bad"/>
    </style:style>
    <style:style style:name="P9" style:family="paragraph" style:parent-style-name="Bibliography_20_1">
      <style:text-properties officeooo:rsid="0028f8a7" officeooo:paragraph-rsid="0028f8a7"/>
    </style:style>
    <style:style style:name="P10" style:family="paragraph" style:parent-style-name="Heading_20_1">
      <style:text-properties officeooo:rsid="0013bb1f" officeooo:paragraph-rsid="0013bb1f"/>
    </style:style>
    <style:style style:name="P11" style:family="paragraph" style:parent-style-name="Heading_20_1">
      <style:text-properties officeooo:rsid="002826d3" officeooo:paragraph-rsid="00289bad"/>
    </style:style>
    <style:style style:name="P12" style:family="paragraph" style:parent-style-name="Heading_20_1">
      <style:text-properties officeooo:paragraph-rsid="002826d3"/>
    </style:style>
    <style:style style:name="P13" style:family="paragraph" style:parent-style-name="Heading_20_1">
      <style:text-properties officeooo:paragraph-rsid="0013bb1f"/>
    </style:style>
    <style:style style:name="P14" style:family="paragraph" style:parent-style-name="Heading_20_2">
      <style:text-properties style:font-name="Liberation Serif" fo:font-size="12pt" style:font-size-asian="12pt" style:font-size-complex="12pt"/>
    </style:style>
    <style:style style:name="P15" style:family="paragraph" style:parent-style-name="Heading_20_2">
      <style:text-properties officeooo:paragraph-rsid="00289bad"/>
    </style:style>
    <style:style style:name="P16" style:family="paragraph" style:parent-style-name="Standard">
      <style:text-properties officeooo:paragraph-rsid="00289bad"/>
    </style:style>
    <style:style style:name="P17" style:family="paragraph" style:parent-style-name="Standard">
      <style:paragraph-properties fo:text-align="start" style:justify-single-word="false"/>
      <style:text-properties officeooo:paragraph-rsid="000b338d"/>
    </style:style>
    <style:style style:name="P18" style:family="paragraph" style:parent-style-name="Standard">
      <style:text-properties officeooo:rsid="0029f6d2" officeooo:paragraph-rsid="0029f6d2"/>
    </style:style>
    <style:style style:name="P19" style:family="paragraph" style:parent-style-name="Text_20_body">
      <style:text-properties officeooo:paragraph-rsid="002826d3"/>
    </style:style>
    <style:style style:name="P20" style:family="paragraph" style:parent-style-name="Text_20_body">
      <style:text-properties officeooo:paragraph-rsid="00289bad"/>
    </style:style>
    <style:style style:name="P21" style:family="paragraph" style:parent-style-name="Text_20_body">
      <style:text-properties officeooo:rsid="0028f8a7" officeooo:paragraph-rsid="0028f8a7"/>
    </style:style>
    <style:style style:name="T1" style:family="text">
      <style:text-properties officeooo:rsid="000c8332"/>
    </style:style>
    <style:style style:name="T2" style:family="text">
      <style:text-properties style:font-name="Liberation Serif" officeooo:rsid="00221bd3"/>
    </style:style>
    <style:style style:name="T3" style:family="text">
      <style:text-properties style:font-name="Liberation Serif" officeooo:rsid="002339ca"/>
    </style:style>
    <style:style style:name="T4" style:family="text">
      <style:text-properties officeooo:rsid="00221bd3"/>
    </style:style>
    <style:style style:name="T5" style:family="text">
      <style:text-properties officeooo:rsid="0013bb1f"/>
    </style:style>
    <style:style style:name="T6" style:family="text">
      <style:text-properties officeooo:rsid="002339ca"/>
    </style:style>
    <style:style style:name="T7" style:family="text">
      <style:text-properties officeooo:rsid="0025d559"/>
    </style:style>
    <style:style style:name="T8" style:family="text">
      <style:text-properties officeooo:rsid="00289bad"/>
    </style:style>
    <style:style style:name="T9" style:family="text">
      <style:text-properties officeooo:rsid="0028f8a7"/>
    </style:style>
    <style:style style:name="T10" style:family="text">
      <style:text-properties fo:color="#c9211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
      <text:p text:style-name="P19"/>
      <text:p text:style-name="P19"/>
      <text:p text:style-name="P19"/>
      <text:p text:style-name="P19"/>
      <text:p text:style-name="P19"/>
      <text:p text:style-name="P19"/>
      <text:p text:style-name="P1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RESUME<text:span text:style-name="T5">N</text:span></text:h>
      <text:p text:style-name="P5">- Por<text:span text:style-name="T4"> QUÉ</text:span></text:p>
      <text:p text:style-name="P3">Este proyecto está realizado para ayudar en el control de la medicación en personas mayores, tanto a personal profesional, como a familiar y al propio sujeto.</text:p>
      <text:p text:style-name="P5">-<text:span text:style-name="T4">pROBLEMA</text:span></text:p>
      <text:p text:style-name="P3">Cuando aumentan los años el uso del control de las pastillas se vuelve mas complicado. Si ya incluímos a mas de una persona o a decenas como en el caso <text:span text:style-name="T7">de los </text:span>profesional<text:span text:style-name="T7">es sanitarios o las residencias</text:span>, este control de la medicación puede resultar un verdadero quebradero de cabeza.</text:p>
      <text:p text:style-name="P5">-<text:span text:style-name="T4">Método</text:span></text:p>
      <text:p text:style-name="P4"><text:span text:style-name="T6">Para ello desarrollaremos una aplicación móvil en la que se puedan registrar tantos pacientes como se quieran, incluyendo el tipo de medicación, numero de pastillas disponibles, las horas de las tomas, alarmas personalizadas para cada persona </text:span><text:span text:style-name="T3">y para la compra del medicamento, llevando una cuenta regresiva del número de pastillas sobrantes.</text:span></text:p>
      <text:p text:style-name="P5">-<text:span text:style-name="T4">Resultado</text:span></text:p>
      <text:p text:style-name="Quotations"/>
      <text:p text:style-name="Standard"/>
      <text:p text:style-name="Standard"/>
      <text:p text:style-name="Standard"/>
      <text:p text:style-name="Standard"/>
      <text:p text:style-name="Standard"/>
      <text:p text:style-name="Standard"/>
      <text:p text:style-name="Standard"/>
      <text:h text:style-name="P13" text:outline-level="1"><text:soft-page-break/><text:span text:style-name="T5">CUERPO PRINCIPAL</text:span></text:h>
      <text:p text:style-name="Standard"/>
      <text:h text:style-name="P11" text:outline-level="1">Tecnologías y herramientas</text:h>
      <text:h text:style-name="P15" text:outline-level="2">Git</text:h>
      <text:p text:style-name="P6"><text:span text:style-name="T8">Git</text:span> es una herramienta diseñada por Linus Torvlads que realiza una función de control de versiones de código de forma distribuida. Es un software libre en el que podemos mantener un historial completo de las versiones. Es muy rápida, agil yse trabaja con ramas.<text:bibliography-mark text:identifier="RJC01" text:bibliography-type="www" text:author="Rubio, Juan Carlos" text:title="Qué es GIT y para que sirve" text:year="2019" text:url="https://openwebinars.net/blog/que-es-git-y-para-que-sirve/">[RJC01]</text:bibliography-mark></text:p>
      <text:p text:style-name="P20"/>
      <text:h text:style-name="Heading_20_3" text:outline-level="3">GitHub</text:h>
      <text:p text:style-name="P8">GitHub es una herramienta de gran popularidad para mejorar el flujo de trabajo y colaboración. Está basado en la nube y aloja un sistema de control de versiones (VCS) llamado Git. Permite que los desarroladores colaboren y realicen cambios en proyectos compartidos, manteniendo un seguimiento detallado del progreso.<text:bibliography-mark text:identifier="BG01" text:bibliography-type="www" text:author="Gustavo B." text:title="¿Qué es GitHub y Cómo Usarlo?" text:year="2021" text:url="https://www.hostinger.es/tutoriales/que-es-github">[BG01]</text:bibliography-mark></text:p>
      <text:p text:style-name="P16"/>
      <text:h text:style-name="Heading_20_2" text:outline-level="2">Androi<text:span text:style-name="T8">d</text:span></text:h>
      <text:p text:style-name="P9">Android es un sistema operativo diseñado para moviles por Google. Está basado en linux y su onjetivo es fomentar un sistema gratuito, de tipo abierto, multiplataforma y altamente seguro adaptado a dispositivos como pueden ser los smartphones y tablets.<text:bibliography-mark text:identifier="ari01" text:bibliography-type="www" text:author="Aritmetrics" text:title="Qué es Android" text:url="https://www.arimetrics.com/glosario-digital/android">[ari01]</text:bibliography-mark></text:p>
      <text:h text:style-name="Heading_20_3" text:outline-level="3"><text:soft-page-break/>Android Studio</text:h>
      <text:p text:style-name="P21">Es el entorno de desarrollo integrado (IDE) oficial para desarrollar aplicaciones para Android. Está basado en <text:span text:style-name="T10">Intelli J IDEA,</text:span> ofreciendo mas funciones que aumentan su productividad cuando se desarrollan apps.<text:bibliography-mark text:identifier="dev01" text:bibliography-type="www" text:author="Developers" text:title="Introducción a Android Studio" text:year="2022" text:url="https://developer.android.com/studio/intro?hl=es-419">[dev01]</text:bibliography-mark></text:p>
      <text:h text:style-name="Heading_20_3" text:outline-level="3">AVD</text:h>
      <text:p text:style-name="P18">Un dispositivo virtual de android (AVD) es una configuración que define características de una tablet o un telefono Android, que desea simular en Android Emulator.<text:bibliography-mark text:identifier="defv02" text:bibliography-type="www" text:author="Developer" text:title="Cómo crear y administrar dispositivos virtuales" text:year="2022" text:url="https://developer.android.com/studio/run/managing-avds?hl=es-419">[defv02]</text:bibliography-m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 text:outline-level="1"><text:soft-page-break/>REFERENCIAS</text:h>
      <text:h text:style-name="Heading_20_2" text:outline-level="2">BIBLIOGRAFÍA | WEBGRAFÍA</text:h>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isc" text:style-name="Bibliography_20_1">
            <text:index-entry-bibliography text:bibliography-data-field="author"/>
            <text:index-entry-span>.(</text:index-entry-span>
            <text:index-entry-bibliography text:bibliography-data-field="year"/>
            <text:index-entry-span>).</text:index-entry-span>
            <text:index-entry-bibliography text:bibliography-data-field="title"/>
            <text:index-entry-span>.</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source>
        <text:index-body>
          <text:index-title text:style-name="Sect1" text:name="Bibliografía1_Head">
            <text:p text:style-name="Bibliography_20_Heading">Bibliografía</text:p>
          </text:index-title>
          <text:p text:style-name="P7">Rubio, Juan Carlos.(2019).Qué es GIT y para que sirve.https://openwebinars.net/blog/que-es-git-y-para-que-sirve/</text:p>
          <text:p text:style-name="P7">Gustavo B..(2021).¿Qué es GitHub y Cómo Usarlo?.https://www.hostinger.es/tutoriales/que-es-github</text:p>
          <text:p text:style-name="P7">Aritmetrics.().Qué es Android.https://www.arimetrics.com/glosario-digital/android</text:p>
          <text:p text:style-name="P7">Developers.(2022).Introducción a Android Studio.https://developer.android.com/studio/intro?hl=es-419</text:p>
          <text:p text:style-name="P7">Developer.(2022).Cómo crear y administrar dispositivos virtuales.https://developer.android.com/studio/run/managing-avds?hl=es-419</text:p>
        </text:index-body>
      </text:bibliography>
      <text:p text:style-name="P2"/>
      <text:h text:style-name="P14" text:outline-level="2"><text:soft-page-break/></text:h>
      <text:h text:style-name="Heading_20_2" text:outline-level="2"/>
      <text:h text:style-name="Heading_20_2" text:outline-level="2"/>
      <text:h text:style-name="Heading_20_2" text:outline-level="2">GLOSARIO</text:h>
      <text:h text:style-name="Heading_20_2"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ANEXOS</text:h>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200%" style:page-number="auto">
        <style:tab-stops/>
      </style:paragraph-properties>
      <style:text-properties style:font-name="Liberation Serif" fo:font-family="'Liberation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cm" fo:margin-right="0cm" fo:margin-top="0.423cm" fo:margin-bottom="0.212cm" loext:contextual-spacing="false" fo:line-height="200%" fo:text-align="center" style:justify-single-word="false" fo:text-indent="0cm" style:auto-text-indent="false" fo:background-color="transparent" fo:keep-with-next="always">
        <style:tab-stops>
          <style:tab-stop style:position="0.318cm"/>
          <style:tab-stop style:position="3.387cm"/>
          <style:tab-stop style:position="15.699cm"/>
          <style:tab-stop style:position="15.91cm"/>
        </style:tab-stops>
      </style:paragraph-properties>
      <style:text-properties style:font-name="Liberation Serif" fo:font-family="'Liberation Serif'"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text-properties style:font-name="Liberation Serif" fo:font-family="'Liberation Serif'"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Quotations" style:family="paragraph" style:parent-style-name="Standard" style:class="html">
      <loext:graphic-properties draw:fill="none" draw:fill-color="#729fcf"/>
      <style:paragraph-properties fo:margin-left="1.251cm" fo:margin-right="1.251cm" fo:margin-top="0.101cm" fo:margin-bottom="0.6cm" loext:contextual-spacing="false" fo:line-height="200%" fo:text-indent="0cm" style:auto-text-indent="false" fo:background-color="transparen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8.5cm" style:type="center"/>
          <style:tab-stop style:position="17cm" style:type="right"/>
        </style:tab-stops>
      </style:paragraph-properties>
    </style:style>
    <style:style style:name="MT1" style:family="text">
      <style:text-properties officeooo:rsid="000c8332"/>
    </style:style>
    <style:style style:name="MT2" style:family="text">
      <style:text-properties style:font-name="Liberation Serif" officeooo:rsid="00221bd3"/>
    </style:style>
    <style:style style:name="MT3" style:family="text">
      <style:text-properties officeooo:rsid="00221bd3"/>
    </style:style>
    <style:page-layout style:name="Mpm1">
      <style:page-layout-properties fo:page-width="21.001cm" fo:page-height="29.799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PLICACIÓN </text:span><text:span text:style-name="MT2">CONTROL</text:span><text:span text:style-name="MT1"> </text:span><text:span text:style-name="MT3">MEDICACIÓN - PASTIAPP</text:span><text:span text:style-name="MT1"> <text:s text:c="52"/></text:span><text:page-number text:select-page="current">11</text:page-number></text:p>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8T17:15:56.773040467</meta:creation-date>
    <meta:generator>LibreOffice/6.4.7.2$Linux_X86_64 LibreOffice_project/40$Build-2</meta:generator>
    <dc:date>2022-07-18T18:42:29.045479331</dc:date>
    <meta:editing-duration>PT1H5M12S</meta:editing-duration>
    <meta:editing-cycles>15</meta:editing-cycles>
    <meta:print-date>2022-07-08T19:11:25.533901017</meta:print-date>
    <meta:document-statistic meta:table-count="0" meta:image-count="0" meta:object-count="0" meta:page-count="11" meta:paragraph-count="31" meta:word-count="372" meta:character-count="2808" meta:non-whitespace-character-count="2415"/>
  </office:meta>
</office:document-meta>
</file>